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ff0000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70c0" draw:marker-end="msArrowOpenEnd_20_5_20_53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70c0" draw:marker-start="msArrowOpenEnd_20_5_20_53" draw:marker-start-width="0.24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ff0000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70c0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pr1" style:family="presentation" style:parent-style-name="Diapositive_20_de_20_titre-notes">
      <style:graphic-properties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ZoneTexte 5" draw:style-name="gr1" draw:text-style-name="P2" draw:layer="layout" svg:width="19.299cm" svg:height="1.265cm" svg:x="3.7cm" svg:y="4.037cm">
          <text:p text:style-name="P1"><text:span text:style-name="T1"><text:s/></text:span><text:span text:style-name="T1">f <text:s/>l <text:s/>a <text:s/>g <text:s/>{ <text:s/>a <text:s/>b <text:s/>c <text:s/>d <text:s/>e <text:s/>A <text:s/>B <text:s/>C <text:s/>D <text:s/>E <text:s/>a <text:s/>b <text:s/>c <text:s/>d <text:s/>e <text:s/>A <text:s/>B <text:s/>C <text:s/>D <text:s/>}</text:span></text:p>
          <text:p text:style-name="P1"><text:span text:style-name="T1">66 6c 61 67 7b 61 62 63 64 65 41 42 43 44 45 61 62 63 64 65 41 42 43 44 7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" draw:text-style-name="P2" draw:layer="layout" svg:width="20.653cm" svg:height="0.758cm" svg:x="2.499cm" svg:y="6.089cm">
          <text:p text:style-name="P1"><text:span text:style-name="T1"><text:s/></text:span><text:span text:style-name="T2">47 21 4d 2c 4b 30 51 33 50 34 51 10 52 11 55 10 71 13 70 14 71 30 72 31 75 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3" draw:text-style-name="P3" draw:layer="layout" svg:width="0.599cm" svg:height="0.768cm" svg:x="3.299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" draw:style-name="gr3" draw:text-style-name="P3" draw:layer="layout" svg:width="0.599cm" svg:height="0.768cm" svg:x="4.074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0" draw:style-name="gr3" draw:text-style-name="P3" draw:layer="layout" svg:width="0.599cm" svg:height="0.768cm" svg:x="4.849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1" draw:style-name="gr3" draw:text-style-name="P3" draw:layer="layout" svg:width="0.599cm" svg:height="0.768cm" svg:x="5.624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2" draw:style-name="gr3" draw:text-style-name="P3" draw:layer="layout" svg:width="0.599cm" svg:height="0.768cm" svg:x="6.399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3" draw:style-name="gr3" draw:text-style-name="P3" draw:layer="layout" svg:width="0.599cm" svg:height="0.768cm" svg:x="7.174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4" draw:style-name="gr3" draw:text-style-name="P3" draw:layer="layout" svg:width="0.599cm" svg:height="0.768cm" svg:x="7.949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5" draw:style-name="gr3" draw:text-style-name="P3" draw:layer="layout" svg:width="0.599cm" svg:height="0.768cm" svg:x="8.72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3" draw:text-style-name="P3" draw:layer="layout" svg:width="0.599cm" svg:height="0.768cm" svg:x="9.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3" draw:text-style-name="P3" draw:layer="layout" svg:width="0.599cm" svg:height="0.768cm" svg:x="10.27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8" draw:style-name="gr3" draw:text-style-name="P3" draw:layer="layout" svg:width="0.599cm" svg:height="0.768cm" svg:x="11.0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9" draw:style-name="gr3" draw:text-style-name="P3" draw:layer="layout" svg:width="0.599cm" svg:height="0.768cm" svg:x="11.82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0" draw:style-name="gr3" draw:text-style-name="P3" draw:layer="layout" svg:width="0.599cm" svg:height="0.768cm" svg:x="12.6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1" draw:style-name="gr3" draw:text-style-name="P3" draw:layer="layout" svg:width="0.599cm" svg:height="0.768cm" svg:x="13.37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2" draw:style-name="gr3" draw:text-style-name="P3" draw:layer="layout" svg:width="0.599cm" svg:height="0.768cm" svg:x="14.1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3" draw:style-name="gr3" draw:text-style-name="P3" draw:layer="layout" svg:width="0.599cm" svg:height="0.768cm" svg:x="14.92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4" draw:style-name="gr3" draw:text-style-name="P3" draw:layer="layout" svg:width="0.599cm" svg:height="0.768cm" svg:x="15.7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5" draw:style-name="gr3" draw:text-style-name="P3" draw:layer="layout" svg:width="0.599cm" svg:height="0.768cm" svg:x="16.475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6" draw:style-name="gr3" draw:text-style-name="P3" draw:layer="layout" svg:width="0.599cm" svg:height="0.768cm" svg:x="17.251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7" draw:style-name="gr3" draw:text-style-name="P3" draw:layer="layout" svg:width="0.599cm" svg:height="0.768cm" svg:x="18.026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8" draw:style-name="gr3" draw:text-style-name="P3" draw:layer="layout" svg:width="0.599cm" svg:height="0.768cm" svg:x="18.801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29" draw:style-name="gr3" draw:text-style-name="P3" draw:layer="layout" svg:width="0.599cm" svg:height="0.768cm" svg:x="19.576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0" draw:style-name="gr3" draw:text-style-name="P3" draw:layer="layout" svg:width="0.599cm" svg:height="0.768cm" svg:x="20.351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1" draw:style-name="gr3" draw:text-style-name="P3" draw:layer="layout" svg:width="0.599cm" svg:height="0.768cm" svg:x="21.126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2" draw:style-name="gr3" draw:text-style-name="P3" draw:layer="layout" svg:width="0.599cm" svg:height="0.768cm" svg:x="21.901cm" svg:y="5.2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4" draw:style-name="gr4" draw:text-style-name="P3" draw:layer="layout" svg:width="0.001cm" svg:height="0.799cm" svg:x="4.017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5" draw:style-name="gr4" draw:text-style-name="P3" draw:layer="layout" svg:width="0.001cm" svg:height="0.799cm" svg:x="4.787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6" draw:style-name="gr4" draw:text-style-name="P3" draw:layer="layout" svg:width="0.001cm" svg:height="0.799cm" svg:x="5.557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7" draw:style-name="gr4" draw:text-style-name="P3" draw:layer="layout" svg:width="0.001cm" svg:height="0.799cm" svg:x="6.32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8" draw:style-name="gr4" draw:text-style-name="P3" draw:layer="layout" svg:width="0.001cm" svg:height="0.799cm" svg:x="7.09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9" draw:style-name="gr4" draw:text-style-name="P3" draw:layer="layout" svg:width="0.001cm" svg:height="0.799cm" svg:x="7.86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0" draw:style-name="gr4" draw:text-style-name="P3" draw:layer="layout" svg:width="0.001cm" svg:height="0.799cm" svg:x="8.63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1" draw:style-name="gr4" draw:text-style-name="P3" draw:layer="layout" svg:width="0.001cm" svg:height="0.799cm" svg:x="9.40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2" draw:style-name="gr4" draw:text-style-name="P3" draw:layer="layout" svg:width="0.001cm" svg:height="0.799cm" svg:x="10.17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3" draw:style-name="gr4" draw:text-style-name="P3" draw:layer="layout" svg:width="0.001cm" svg:height="0.799cm" svg:x="10.949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4" draw:style-name="gr4" draw:text-style-name="P3" draw:layer="layout" svg:width="0.001cm" svg:height="0.799cm" svg:x="11.719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5" draw:style-name="gr4" draw:text-style-name="P3" draw:layer="layout" svg:width="0.001cm" svg:height="0.799cm" svg:x="12.489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6" draw:style-name="gr4" draw:text-style-name="P3" draw:layer="layout" svg:width="0.001cm" svg:height="0.799cm" svg:x="13.259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7" draw:style-name="gr4" draw:text-style-name="P3" draw:layer="layout" svg:width="0.001cm" svg:height="0.799cm" svg:x="14.029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8" draw:style-name="gr4" draw:text-style-name="P3" draw:layer="layout" svg:width="0.001cm" svg:height="0.799cm" svg:x="14.799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9" draw:style-name="gr4" draw:text-style-name="P3" draw:layer="layout" svg:width="0.001cm" svg:height="0.799cm" svg:x="15.57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0" draw:style-name="gr4" draw:text-style-name="P3" draw:layer="layout" svg:width="0.001cm" svg:height="0.799cm" svg:x="16.34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1" draw:style-name="gr4" draw:text-style-name="P3" draw:layer="layout" svg:width="0.001cm" svg:height="0.799cm" svg:x="17.11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2" draw:style-name="gr4" draw:text-style-name="P3" draw:layer="layout" svg:width="0.001cm" svg:height="0.799cm" svg:x="17.88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3" draw:style-name="gr4" draw:text-style-name="P3" draw:layer="layout" svg:width="0.001cm" svg:height="0.799cm" svg:x="18.65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4" draw:style-name="gr4" draw:text-style-name="P3" draw:layer="layout" svg:width="0.001cm" svg:height="0.799cm" svg:x="19.42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5" draw:style-name="gr4" draw:text-style-name="P3" draw:layer="layout" svg:width="0.001cm" svg:height="0.799cm" svg:x="20.191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6" draw:style-name="gr4" draw:text-style-name="P3" draw:layer="layout" svg:width="0.001cm" svg:height="0.799cm" svg:x="20.961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7" draw:style-name="gr4" draw:text-style-name="P3" draw:layer="layout" svg:width="0.001cm" svg:height="0.799cm" svg:x="21.731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8" draw:style-name="gr4" draw:text-style-name="P3" draw:layer="layout" svg:width="0.001cm" svg:height="0.799cm" svg:x="22.501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60" draw:style-name="gr1" draw:text-style-name="P2" draw:layer="layout" svg:width="19.299cm" svg:height="1.265cm" svg:x="3.7cm" svg:y="12.874cm">
          <text:p text:style-name="P1"><text:span text:style-name="T1"><text:s/></text:span><text:span text:style-name="T1">f <text:s/>l <text:s/>a <text:s/>g <text:s/>{ <text:s/>a <text:s/>b <text:s/>c <text:s/>d <text:s/>e <text:s/>A <text:s/>B <text:s/>C <text:s/>D <text:s/>E <text:s/>a <text:s/>b <text:s/>c <text:s/>d <text:s/>e <text:s/>A <text:s/>B <text:s/>C <text:s/>D <text:s/>}</text:span></text:p>
          <text:p text:style-name="P1"><text:span text:style-name="T2">66 6c 61 67 7b 61 62 63 64 65 41 42 43 44 45 61 62 63 64 65 41 42 43 44 7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1" draw:style-name="gr2" draw:text-style-name="P2" draw:layer="layout" svg:width="20.653cm" svg:height="0.758cm" svg:x="2.499cm" svg:y="14.926cm">
          <text:p text:style-name="P1"><text:span text:style-name="T1"><text:s/></text:span><text:span text:style-name="T1">47 21 4d 2c 4b 30 51 33 50 34 51 10 52 11 55 10 71 13 70 14 71 30 72 31 75 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7" draw:style-name="gr5" draw:text-style-name="P3" draw:layer="layout" svg:width="0.001cm" svg:height="0.799cm" svg:x="4.017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88" draw:style-name="gr5" draw:text-style-name="P3" draw:layer="layout" svg:width="0.001cm" svg:height="0.799cm" svg:x="4.787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89" draw:style-name="gr5" draw:text-style-name="P3" draw:layer="layout" svg:width="0.001cm" svg:height="0.799cm" svg:x="5.557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0" draw:style-name="gr5" draw:text-style-name="P3" draw:layer="layout" svg:width="0.001cm" svg:height="0.799cm" svg:x="6.32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1" draw:style-name="gr5" draw:text-style-name="P3" draw:layer="layout" svg:width="0.001cm" svg:height="0.799cm" svg:x="7.09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2" draw:style-name="gr5" draw:text-style-name="P3" draw:layer="layout" svg:width="0.001cm" svg:height="0.799cm" svg:x="7.86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3" draw:style-name="gr5" draw:text-style-name="P3" draw:layer="layout" svg:width="0.001cm" svg:height="0.799cm" svg:x="8.63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4" draw:style-name="gr5" draw:text-style-name="P3" draw:layer="layout" svg:width="0.001cm" svg:height="0.799cm" svg:x="9.40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5" draw:style-name="gr5" draw:text-style-name="P3" draw:layer="layout" svg:width="0.001cm" svg:height="0.799cm" svg:x="10.17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6" draw:style-name="gr5" draw:text-style-name="P3" draw:layer="layout" svg:width="0.001cm" svg:height="0.799cm" svg:x="10.949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7" draw:style-name="gr5" draw:text-style-name="P3" draw:layer="layout" svg:width="0.001cm" svg:height="0.799cm" svg:x="11.719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8" draw:style-name="gr5" draw:text-style-name="P3" draw:layer="layout" svg:width="0.001cm" svg:height="0.799cm" svg:x="12.489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9" draw:style-name="gr5" draw:text-style-name="P3" draw:layer="layout" svg:width="0.001cm" svg:height="0.799cm" svg:x="13.259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0" draw:style-name="gr5" draw:text-style-name="P3" draw:layer="layout" svg:width="0.001cm" svg:height="0.799cm" svg:x="14.029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1" draw:style-name="gr5" draw:text-style-name="P3" draw:layer="layout" svg:width="0.001cm" svg:height="0.799cm" svg:x="14.799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2" draw:style-name="gr5" draw:text-style-name="P3" draw:layer="layout" svg:width="0.001cm" svg:height="0.799cm" svg:x="15.57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3" draw:style-name="gr5" draw:text-style-name="P3" draw:layer="layout" svg:width="0.001cm" svg:height="0.799cm" svg:x="16.34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4" draw:style-name="gr5" draw:text-style-name="P3" draw:layer="layout" svg:width="0.001cm" svg:height="0.799cm" svg:x="17.11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5" draw:style-name="gr5" draw:text-style-name="P3" draw:layer="layout" svg:width="0.001cm" svg:height="0.799cm" svg:x="17.88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6" draw:style-name="gr5" draw:text-style-name="P3" draw:layer="layout" svg:width="0.001cm" svg:height="0.799cm" svg:x="18.65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7" draw:style-name="gr5" draw:text-style-name="P3" draw:layer="layout" svg:width="0.001cm" svg:height="0.799cm" svg:x="19.42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8" draw:style-name="gr5" draw:text-style-name="P3" draw:layer="layout" svg:width="0.001cm" svg:height="0.799cm" svg:x="20.191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09" draw:style-name="gr5" draw:text-style-name="P3" draw:layer="layout" svg:width="0.001cm" svg:height="0.799cm" svg:x="20.961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0" draw:style-name="gr5" draw:text-style-name="P3" draw:layer="layout" svg:width="0.001cm" svg:height="0.799cm" svg:x="21.731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1" draw:style-name="gr5" draw:text-style-name="P3" draw:layer="layout" svg:width="0.001cm" svg:height="0.799cm" svg:x="22.501cm" svg:y="14.0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3" draw:style-name="gr3" draw:text-style-name="P3" draw:layer="layout" svg:width="0.415cm" svg:height="0.001cm" svg:x="3.37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6" draw:style-name="gr3" draw:text-style-name="P3" draw:layer="layout" svg:width="0.415cm" svg:height="0.001cm" svg:x="4.146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7" draw:style-name="gr3" draw:text-style-name="P3" draw:layer="layout" svg:width="0.415cm" svg:height="0.001cm" svg:x="4.922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8" draw:style-name="gr3" draw:text-style-name="P3" draw:layer="layout" svg:width="0.415cm" svg:height="0.001cm" svg:x="5.698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19" draw:style-name="gr3" draw:text-style-name="P3" draw:layer="layout" svg:width="0.415cm" svg:height="0.001cm" svg:x="6.474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0" draw:style-name="gr3" draw:text-style-name="P3" draw:layer="layout" svg:width="0.415cm" svg:height="0.001cm" svg:x="7.25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1" draw:style-name="gr3" draw:text-style-name="P3" draw:layer="layout" svg:width="0.415cm" svg:height="0.001cm" svg:x="8.026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2" draw:style-name="gr3" draw:text-style-name="P3" draw:layer="layout" svg:width="0.415cm" svg:height="0.001cm" svg:x="8.802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3" draw:style-name="gr3" draw:text-style-name="P3" draw:layer="layout" svg:width="0.415cm" svg:height="0.001cm" svg:x="9.579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4" draw:style-name="gr3" draw:text-style-name="P3" draw:layer="layout" svg:width="0.415cm" svg:height="0.001cm" svg:x="10.355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5" draw:style-name="gr3" draw:text-style-name="P3" draw:layer="layout" svg:width="0.415cm" svg:height="0.001cm" svg:x="11.131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6" draw:style-name="gr3" draw:text-style-name="P3" draw:layer="layout" svg:width="0.415cm" svg:height="0.001cm" svg:x="11.907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7" draw:style-name="gr3" draw:text-style-name="P3" draw:layer="layout" svg:width="0.415cm" svg:height="0.001cm" svg:x="12.683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8" draw:style-name="gr3" draw:text-style-name="P3" draw:layer="layout" svg:width="0.415cm" svg:height="0.001cm" svg:x="13.459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9" draw:style-name="gr3" draw:text-style-name="P3" draw:layer="layout" svg:width="0.415cm" svg:height="0.001cm" svg:x="14.235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0" draw:style-name="gr3" draw:text-style-name="P3" draw:layer="layout" svg:width="0.415cm" svg:height="0.001cm" svg:x="15.012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1" draw:style-name="gr3" draw:text-style-name="P3" draw:layer="layout" svg:width="0.415cm" svg:height="0.001cm" svg:x="15.788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2" draw:style-name="gr3" draw:text-style-name="P3" draw:layer="layout" svg:width="0.415cm" svg:height="0.001cm" svg:x="16.564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3" draw:style-name="gr3" draw:text-style-name="P3" draw:layer="layout" svg:width="0.415cm" svg:height="0.001cm" svg:x="17.34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4" draw:style-name="gr3" draw:text-style-name="P3" draw:layer="layout" svg:width="0.415cm" svg:height="0.001cm" svg:x="18.116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5" draw:style-name="gr3" draw:text-style-name="P3" draw:layer="layout" svg:width="0.415cm" svg:height="0.001cm" svg:x="18.892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6" draw:style-name="gr3" draw:text-style-name="P3" draw:layer="layout" svg:width="0.415cm" svg:height="0.001cm" svg:x="19.668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7" draw:style-name="gr3" draw:text-style-name="P3" draw:layer="layout" svg:width="0.415cm" svg:height="0.001cm" svg:x="20.445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8" draw:style-name="gr3" draw:text-style-name="P3" draw:layer="layout" svg:width="0.415cm" svg:height="0.001cm" svg:x="21.221cm" svg:y="14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39" draw:style-name="gr3" draw:text-style-name="P3" draw:layer="layout" svg:width="0.415cm" svg:height="0.001cm" svg:x="21.997cm" svg:y="14.695cm">
          <text:p/>
          <draw:enhanced-geometry draw:mirror-horizontal="false" draw:mirror-vertical="false" svg:viewBox="0 0 21600 21600" draw:type="mso-spt32" draw:enhanced-path="M 0 0 L 21600 21600 N"/>
        </draw:custom-shape>
        <draw:line draw:name="Connecteur droit 141" draw:style-name="gr6" draw:text-style-name="P3" draw:layer="layout" svg:x1="1.898cm" svg:y1="3.11cm" svg:x2="2.898cm" svg:y2="3.111cm">
          <text:p/>
        </draw:line>
        <draw:line draw:name="Connecteur droit 142" draw:style-name="gr7" draw:text-style-name="P3" draw:layer="layout" svg:x1="1.898cm" svg:y1="3.675cm" svg:x2="2.898cm" svg:y2="3.676cm">
          <text:p/>
        </draw:line>
        <draw:custom-shape draw:name="ZoneTexte 143" draw:style-name="gr1" draw:text-style-name="P2" draw:layer="layout" svg:width="1.168cm" svg:height="0.758cm" svg:x="3.237cm" svg:y="2.637cm">
          <text:p text:style-name="P1"><text:span text:style-name="T3">x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4" draw:style-name="gr1" draw:text-style-name="P2" draw:layer="layout" svg:width="0.855cm" svg:height="0.758cm" svg:x="3.435cm" svg:y="3.237cm">
          <text:p text:style-name="P4"><text:span text:style-name="T4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45" draw:style-name="gr6" draw:text-style-name="P3" draw:layer="layout" svg:x1="1.876cm" svg:y1="11.999cm" svg:x2="2.876cm" svg:y2="12cm">
          <text:p/>
        </draw:line>
        <draw:line draw:name="Connecteur droit 146" draw:style-name="gr7" draw:text-style-name="P3" draw:layer="layout" svg:x1="1.876cm" svg:y1="12.564cm" svg:x2="2.876cm" svg:y2="12.565cm">
          <text:p/>
        </draw:line>
        <draw:custom-shape draw:name="ZoneTexte 147" draw:style-name="gr1" draw:text-style-name="P2" draw:layer="layout" svg:width="1.168cm" svg:height="0.758cm" svg:x="3.215cm" svg:y="11.525cm">
          <text:p text:style-name="P1"><text:span text:style-name="T3">x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8" draw:style-name="gr1" draw:text-style-name="P2" draw:layer="layout" svg:width="0.855cm" svg:height="0.758cm" svg:x="3.413cm" svg:y="12.125cm">
          <text:p text:style-name="P4"><text:span text:style-name="T4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9" draw:style-name="gr1" draw:text-style-name="P2" draw:layer="layout" svg:width="4.394cm" svg:height="0.758cm" svg:x="5.053cm" svg:y="2.726cm">
          <text:p text:style-name="P1"><text:span text:style-name="T5">Generateur : 0x4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0" draw:style-name="gr8" draw:text-style-name="P2" draw:layer="layout" svg:width="14.846cm" svg:height="1.265cm" svg:x="5.355cm" svg:y="1.324cm">
          <text:p text:style-name="P4"><text:span text:style-name="T5">Permet au concepteur du challenge de générer le password encodé</text:span></text:p>
          <text:p text:style-name="P4"><text:span text:style-name="T5">Processus d’encod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1" draw:style-name="gr1" draw:text-style-name="P2" draw:layer="layout" svg:width="5.253cm" svg:height="1.772cm" svg:x="3.225cm" svg:y="7.238cm">
          <text:p text:style-name="P1"><text:span text:style-name="T5">0x47 xor 0x66 = 0x21</text:span></text:p>
          <text:p text:style-name="P1"><text:span text:style-name="T5">0x21 xor 0x6c = 0x4d</text:span></text:p>
          <text:p text:style-name="P1"><text:span text:style-name="T5">etc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2" draw:style-name="gr1" draw:text-style-name="P2" draw:layer="layout" svg:width="5.253cm" svg:height="1.772cm" svg:x="3.527cm" svg:y="16.095cm">
          <text:p text:style-name="P1"><text:span text:style-name="T5">0x47 xor 0x21 = 0x66</text:span></text:p>
          <text:p text:style-name="P1"><text:span text:style-name="T5">0x21 xor 0x4d = 0x6c</text:span></text:p>
          <text:p text:style-name="P1"><text:span text:style-name="T5">etc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3" draw:style-name="gr8" draw:text-style-name="P2" draw:layer="layout" svg:width="8.762cm" svg:height="1.265cm" svg:x="8.444cm" svg:y="10.756cm">
          <text:p text:style-name="P4"><text:span text:style-name="T5">Permet à un joueur de retrouver le flag</text:span></text:p>
          <text:p text:style-name="P4"><text:span text:style-name="T5">Processus de décod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9" draw:text-style-name="P2" draw:layer="layout" svg:width="23.802cm" svg:height="8.617cm" svg:x="0.699cm" svg:y="0.72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9" draw:text-style-name="P2" draw:layer="layout" svg:width="23.802cm" svg:height="8.242cm" svg:x="0.782cm" svg:y="9.847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auto-grow-height="false" fo:min-height="1.485cm"/>
    </style:style>
    <style:style style:name="Mpr4" style:family="presentation" style:parent-style-name="Diapositive_20_de_20_titre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8-10-13">13/10/2018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cez40</meta:initial-creator>
    <meta:editing-cycles>9</meta:editing-cycles>
    <meta:creation-date>2018-09-27T13:55:07</meta:creation-date>
    <dc:date>2018-10-13T19:01:30.126305391</dc:date>
    <meta:editing-duration>PT1H38M14S</meta:editing-duration>
    <meta:generator>LibreOffice/6.1.2.1$Linux_X86_64 LibreOffice_project/10$Build-1</meta:generator>
    <meta:document-statistic meta:object-count="1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